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5cm"/>
    </style:style>
    <style:style style:name="co2" style:family="table-column">
      <style:table-column-properties fo:break-before="auto" style:column-width="5.209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10.275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1.792cm"/>
    </style:style>
    <style:style style:name="co8" style:family="table-column">
      <style:table-column-properties fo:break-before="auto" style:column-width="1.736cm"/>
    </style:style>
    <style:style style:name="co9" style:family="table-column">
      <style:table-column-properties fo:break-before="auto" style:column-width="2.073cm"/>
    </style:style>
    <style:style style:name="co10" style:family="table-column">
      <style:table-column-properties fo:break-before="auto" style:column-width="2.016cm"/>
    </style:style>
    <style:style style:name="co11" style:family="table-column">
      <style:table-column-properties fo:break-before="auto" style:column-width="2.325cm"/>
    </style:style>
    <style:style style:name="co12" style:family="table-column">
      <style:table-column-properties fo:break-before="auto" style:column-width="2.464cm"/>
    </style:style>
    <style:style style:name="co13" style:family="table-column">
      <style:table-column-properties fo:break-before="auto" style:column-width="1.931cm"/>
    </style:style>
    <style:style style:name="co14" style:family="table-column">
      <style:table-column-properties fo:break-before="auto" style:column-width="2.295cm"/>
    </style:style>
    <style:style style:name="co15" style:family="table-column">
      <style:table-column-properties fo:break-before="auto" style:column-width="1.707cm"/>
    </style:style>
    <style:style style:name="co16" style:family="table-column">
      <style:table-column-properties fo:break-before="auto" style:column-width="1.764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" style:family="table-cell" style:parent-style-name="Default">
      <style:table-cell-properties fo:background-color="#afaba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gr1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0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937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31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54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434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494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203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626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8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944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43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33% 58%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a 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4" table:default-cell-style-name="ce2"/>
        <table:table-column table:style-name="co16" table:default-cell-style-name="ce2"/>
        <table:table-column table:style-name="co15" table:default-cell-style-name="ce2"/>
        <table:table-column table:style-name="co7" table:number-columns-repeated="1006" table:default-cell-style-name="ce2"/>
        <table:table-row table:style-name="ro1">
          <table:table-cell table:style-name="ce1" office:value-type="string" calcext:value-type="string" table:number-columns-spanned="1" table:number-rows-spanned="3">
            <text:p>Matricula</text:p>
          </table:table-cell>
          <table:table-cell table:style-name="ce1" office:value-type="string" calcext:value-type="string" table:number-columns-spanned="1" table:number-rows-spanned="3">
            <text:p>Nome</text:p>
          </table:table-cell>
          <table:table-cell table:style-name="ce1" office:value-type="string" calcext:value-type="string" table:number-columns-spanned="1" table:number-rows-spanned="3">
            <text:p>Cargo</text:p>
          </table:table-cell>
          <table:table-cell table:style-name="ce1" office:value-type="string" calcext:value-type="string" table:number-columns-spanned="1" table:number-rows-spanned="3">
            <text:p>Lotação</text:p>
          </table:table-cell>
          <table:table-cell table:style-name="ce4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4"/>
          <table:table-cell table:style-name="ce4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4"/>
          <table:table-cell table:style-name="ce6" office:value-type="string" calcext:value-type="string" table:number-columns-spanned="1" table:number-rows-spanned="3">
            <office:annotation draw:style-name="gr1" draw:text-style-name="P2" svg:width="8.017cm" svg:height="1.005cm" svg:x="36.18cm" svg:y="0.053cm" draw:caption-point-x="16.109cm" draw:caption-point-y="-0.043cm">
              <dc:date>2020-11-16T00:00:00</dc:date>
              <text:p text:style-name="P1"><text:span text:style-name="T1">14 Rendimento líquido após os descontos referidos nos itens anteriores.</text:span></text:p>
            </office:annotation>
            <text:p>Rendimento Líquido Total<text:span text:style-name="T2">14</text:span></text:p>
          </table:table-cell>
          <table:table-cell table:number-columns-repeated="1006"/>
        </table:table-row>
        <table:table-row table:style-name="ro1">
          <table:covered-table-cell table:number-columns-repeated="4" table:style-name="ce1"/>
          <table:table-cell table:style-name="ce6" office:value-type="string" calcext:value-type="string" table:number-columns-spanned="2" table:number-rows-spanned="1">
            <text:p>Remuneração Básica</text:p>
          </table:table-cell>
          <table:covered-table-cell table:style-name="ce6"/>
          <table:table-cell table:style-name="ce6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6"/>
          <table:table-cell table:style-name="ce6" office:value-type="string" calcext:value-type="string" table:number-columns-spanned="1" table:number-rows-spanned="2">
            <office:annotation draw:style-name="gr2" draw:text-style-name="P2" svg:width="8.543cm" svg:height="1.137cm" svg:x="21.707cm" svg:y="0.132cm" draw:caption-point-x="16.418cm" draw:caption-point-y="0.274cm">
              <dc:date>2020-11-16T00:00:00</dc:date>
              <text:p text:style-name="P1"><text:span text:style-name="T1">7 Valor total (somatório) das remunerações temporárias ou eventuais discriminadas na Tabela III.</text:span></text:p>
            </office:annotation>
            <text:p>OUTRAS REMUNERAÇÕES TEMPORÁRIAS<text:span text:style-name="T2">7</text:span></text:p>
          </table:table-cell>
          <table:table-cell table:style-name="ce6" office:value-type="string" calcext:value-type="string" table:number-columns-spanned="1" table:number-rows-spanned="2">
            <office:annotation draw:style-name="gr3" draw:text-style-name="P2" svg:width="8.075cm" svg:height="1.031cm" svg:x="24.651cm" svg:y="0.132cm" draw:caption-point-x="15.938cm" draw:caption-point-y="0.274cm">
              <dc:date>2020-11-16T00:00:00</dc:date>
              <text:p text:style-name="P1"><text:span text:style-name="T1">8 Valor total (somatório) das verbas indenizatórias discriminadas na Tabela III.</text:span></text:p>
            </office:annotation>
            <text:p>VERBAS INDENIZATÓRIAS<text:span text:style-name="T2">8</text:span></text:p>
          </table:table-cell>
          <table:table-cell table:style-name="ce6" office:value-type="string" calcext:value-type="string" table:number-columns-spanned="1" table:number-rows-spanned="2">
            <office:annotation draw:style-name="gr4" draw:text-style-name="P2" svg:width="8.081cm" svg:height="0.74cm" svg:x="26.587cm" svg:y="0.132cm" draw:caption-point-x="15.933cm" draw:caption-point-y="0.274cm">
              <dc:date>2020-11-16T00:00:00</dc:date>
              <text:p text:style-name="P1"><text:span text:style-name="T1">9 Total dos rendimentos brutos pagos no mês.</text:span></text:p>
            </office:annotation>
            <text:p>Total de Rendimentos Brutos<text:span text:style-name="T2">9</text:span></text:p>
          </table:table-cell>
          <table:table-cell table:style-name="ce6" office:value-type="string" calcext:value-type="string" table:number-columns-spanned="3" table:number-rows-spanned="1">
            <text:p>Obrigatórios Legais</text:p>
          </table:table-cell>
          <table:covered-table-cell table:number-columns-repeated="2" table:style-name="ce6"/>
          <table:table-cell table:style-name="ce6" office:value-type="string" calcext:value-type="string" table:number-columns-spanned="1" table:number-rows-spanned="2">
            <office:annotation draw:style-name="gr5" draw:text-style-name="P2" svg:width="6.593cm" svg:height="0.634cm" svg:x="34.376cm" svg:y="0.132cm" draw:caption-point-x="16.205cm" draw:caption-point-y="0.274cm">
              <dc:date>2020-11-16T00:00:00</dc:date>
              <text:p text:style-name="P1"><text:span text:style-name="T1">13 Total dos Descontos efetuados no mês.</text:span></text:p>
            </office:annotation>
            <text:p>Total de Descontos<text:span text:style-name="T2">13</text:span></text:p>
          </table:table-cell>
          <table:covered-table-cell table:style-name="ce6"/>
          <table:table-cell table:number-columns-repeated="1006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office:annotation draw:style-name="gr6" draw:text-style-name="P2" svg:width="6.471cm" svg:height="1.694cm" svg:x="9.415cm" svg:y="0.528cm" draw:caption-point-x="16.5cm" draw:caption-point-y="0.275cm">
              <dc:date>2020-11-16T00:00:00</dc:date>
              <text:p text:style-name="P1"><text:span text:style-name="T1">1 Remuneração do cargo efetivo - Vencimento, GAMPU, V.P.I., Adicionais de Qualificação, G.A.E. e G.A.S., além de outras desta natureza.</text:span></text:p>
            </office:annotation>
            <text:p>Remuneração Cargo Efetivo<text:span text:style-name="T2">1</text:span></text:p>
          </table:table-cell>
          <table:table-cell table:style-name="ce1" office:value-type="string" calcext:value-type="string">
            <office:annotation draw:style-name="gr7" draw:text-style-name="P2" svg:width="8.032cm" svg:height="1.403cm" svg:x="11.611cm" svg:y="0.528cm" draw:caption-point-x="16.573cm" draw:caption-point-y="0.275cm">
              <dc:date>2020-11-16T00:00:00</dc:date>
              <text:p text:style-name="P1"><text:span text:style-name="T1">2 V.P.N.I., Adicional por tempo de serviço, quintos, décimos e vantagens decorrentes de sentença judicial ou extensão administrativa.</text:span></text:p>
            </office:annotation>
            <text:p>Outras Verbas Remuneratórias, Legais ou Judiciais<text:span text:style-name="T2">2</text:span></text:p>
          </table:table-cell>
          <table:table-cell table:style-name="ce1" office:value-type="string" calcext:value-type="string">
            <office:annotation draw:style-name="gr8" draw:text-style-name="P2" svg:width="7.648cm" svg:height="1.826cm" svg:x="13.689cm" svg:y="0.528cm" draw:caption-point-x="16.287cm" draw:caption-point-y="0.275cm">
              <dc:date>2020-11-16T00:00:00</dc:date>
              <text:p text:style-name="P1"><text:span text:style-name="T1">3 Rubricas que representam a retribuição paga pelo exercício de função (servidor efetivo) ou remuneração de cargo em comissão (servidor sem vínculo ou requisitado).</text:span></text:p>
            </office:annotation>
            <text:p>Função de Confiança ou Cargo em Comissão<text:span text:style-name="T2">3</text:span></text:p>
          </table:table-cell>
          <table:table-cell table:style-name="ce1" office:value-type="string" calcext:value-type="string">
            <office:annotation draw:style-name="gr7" draw:text-style-name="P2" svg:width="7.648cm" svg:height="1.403cm" svg:x="15.383cm" svg:y="0.528cm" draw:caption-point-x="16.328cm" draw:caption-point-y="0.275cm">
              <dc:date>2020-11-16T00:00:00</dc:date>
              <text:p text:style-name="P1"><text:span text:style-name="T1">4 Parcelas da Gratificação Natalina (13º) pagas no mês corrente, ou no caso de vacância ou exoneração do servidor.</text:span></text:p>
            </office:annotation>
            <text:p>Gratificação Natalina<text:span text:style-name="T2">4</text:span></text:p>
          </table:table-cell>
          <table:table-cell table:style-name="ce1" office:value-type="string" calcext:value-type="string">
            <office:annotation draw:style-name="gr9" draw:text-style-name="P2" svg:width="8.21cm" svg:height="1.085cm" svg:x="17.394cm" svg:y="0.528cm" draw:caption-point-x="16.39cm" draw:caption-point-y="0.275cm">
              <dc:date>2020-11-16T00:00:00</dc:date>
              <text:p text:style-name="P1"><text:span text:style-name="T1">5 Adicional correspondente a 1/3 (um terço) da remuneração, pago ao servidor por ocasião das férias.</text:span></text:p>
            </office:annotation>
            <text:p>Férias (1/3 Constiticional)<text:span text:style-name="T2">5</text:span></text:p>
          </table:table-cell>
          <table:table-cell table:style-name="ce1" office:value-type="string" calcext:value-type="string">
            <office:annotation draw:style-name="gr10" draw:text-style-name="P2" svg:width="8.319cm" svg:height="2.144cm" svg:x="19.405cm" svg:y="0.528cm" draw:caption-point-x="16.395cm" draw:caption-point-y="0.275cm">
              <dc:date>2020-11-16T00:00:00</dc:date>
              <text:p text:style-name="P1"><text:span text:style-name="T1">6 Valor equivalente ao da contribuição previdenciária, devido ao funcionário público que esteja em condição de aposentar-se, mas que optou por continuar em atividade (instituído pela Emenda Constitucional nº 41, de 16 de dezembro de 2003).</text:span></text:p>
            </office:annotation>
            <text:p>Abono de Permanência<text:span text:style-name="T2">6</text:span></text:p>
          </table:table-cell>
          <table:covered-table-cell table:number-columns-repeated="3" table:style-name="ce6"/>
          <table:table-cell table:style-name="ce1" office:value-type="string" calcext:value-type="string">
            <office:annotation draw:style-name="gr7" draw:text-style-name="P2" svg:width="8.066cm" svg:height="1.403cm" svg:x="28.961cm" svg:y="0.528cm" draw:caption-point-x="15.854cm" draw:caption-point-y="0.275cm">
              <dc:date>2020-11-16T00:00:00</dc:date>
              <text:p text:style-name="P1"><text:span text:style-name="T1">10 Contribuição Previdenciária Oficial (Plano de Seguridade Social do Servidor Público e Regime Geral de Previdência Social).</text:span></text:p>
            </office:annotation>
            <text:p>Contribuição Previdenciária<text:span text:style-name="T2">10</text:span></text:p>
          </table:table-cell>
          <table:table-cell table:style-name="ce1" office:value-type="string" calcext:value-type="string">
            <office:annotation draw:style-name="gr11" draw:text-style-name="P2" svg:width="4.946cm" svg:height="0.635cm" svg:x="30.277cm" svg:y="0.528cm" draw:caption-point-x="16.246cm" draw:caption-point-y="0.275cm">
              <dc:date>2020-11-16T00:00:00</dc:date>
              <text:p text:style-name="P1"><text:span text:style-name="T1">11 Imposto de Renda na Fonte.</text:span></text:p>
            </office:annotation>
            <text:p>Imposto de Renda<text:span text:style-name="T2">11</text:span></text:p>
          </table:table-cell>
          <table:table-cell table:style-name="ce1" office:value-type="string" calcext:value-type="string">
            <office:annotation draw:style-name="gr7" draw:text-style-name="P2" svg:width="8.137cm" svg:height="1.403cm" svg:x="32.568cm" svg:y="0.528cm" draw:caption-point-x="16.249cm" draw:caption-point-y="0.275cm">
              <dc:date>2020-11-16T00:00:00</dc:date>
              <text:p text:style-name="P1"><text:span text:style-name="T1">12 Valor deduzido da remuneração básica bruta, quando esta ultrapassa o teto constitucional, nos termos da legislação correspondente.</text:span></text:p>
            </office:annotation>
            <text:p>Retenção por Teto Constitucional<text:span text:style-name="T2">12</text:span></text:p>
          </table:table-cell>
          <table:covered-table-cell table:number-columns-repeated="2" table:style-name="ce6"/>
          <table:table-cell table:number-columns-repeated="1006"/>
        </table:table-row>
        <table:table-row table:style-name="ro3">
          <table:table-cell office:value-type="float" office:value="3725" calcext:value-type="float">
            <text:p>3725</text:p>
          </table:table-cell>
          <table:table-cell office:value-type="string" calcext:value-type="string">
            <text:p>ABNER CASTORIN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BERNARDO DO CAMPO</text:p>
          </table:table-cell>
          <table:table-cell table:style-name="ce5" office:value-type="float" office:value="33689.1" calcext:value-type="float">
            <text:p><text:s/>33.689,10 </text:p>
          </table:table-cell>
          <table:table-cell table:number-columns-repeated="5" table:style-name="ce5" office:value-type="float" office:value="0" calcext:value-type="float">
            <text:p><text:s/>- </text:p>
          </table:table-cell>
          <table:table-cell table:style-name="ce5" office:value-type="float" office:value="5604.22" calcext:value-type="float">
            <text:p><text:s/>5.604,22 </text:p>
          </table:table-cell>
          <table:table-cell table:style-name="ce5" office:value-type="float" office:value="960" calcext:value-type="float">
            <text:p><text:s/>960,00 </text:p>
          </table:table-cell>
          <table:table-cell table:style-name="ce5" office:value-type="float" office:value="40253.32" calcext:value-type="float">
            <text:p><text:s/>40.253,32 </text:p>
          </table:table-cell>
          <table:table-cell table:style-name="ce5" office:value-type="float" office:value="5197.77" calcext:value-type="float">
            <text:p><text:s/>5.197,77 </text:p>
          </table:table-cell>
          <table:table-cell table:style-name="ce5" office:value-type="float" office:value="8506.91" calcext:value-type="float">
            <text:p><text:s/>8.506,91 </text:p>
          </table:table-cell>
          <table:table-cell table:style-name="ce5" office:value-type="float" office:value="0" calcext:value-type="float">
            <text:p><text:s/>- </text:p>
          </table:table-cell>
          <table:table-cell table:style-name="ce5" office:value-type="float" office:value="13704.68" calcext:value-type="float">
            <text:p><text:s/>13.704,68 </text:p>
          </table:table-cell>
          <table:table-cell table:style-name="ce5" office:value-type="float" office:value="26548.64" calcext:value-type="float">
            <text:p><text:s/>26.548,64 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ata da última atualização: 12/11/20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 Remuneração do cargo efetivo - Vencimento, GAMPU, V.P.I., Adicionais de Qualificação, G.A.E. e G.A.S., além de outras desta naturez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 V.P.N.I., Adicional por tempo de serviço, quintos, décimos e vantagens decorrentes de sentença judicial ou extensão administrativ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 Rubricas que representam a retribuição paga pelo exercício de função (servidor efetivo) ou remuneração de cargo em comissão (servidor sem vínculo ou requisitado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 Parcelas da Gratificação Natalina (13º) pagas no mês corrente, ou no caso de vacância ou exoneração do servidor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5 Adicional correspondente a 1/3 (um terço) da remuneração, pago ao servidor por ocasião das féria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6 Valor equivalente ao da contribuição previdenciária, devido ao funcionário público que esteja em condição de aposentar-se, mas que optou por continuar em atividade (instituído pela Emenda Constitucional nº 41, de 16 de dezembro de 2003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7 Valor total (somatório) das remunerações temporárias ou eventuais discriminadas na Tabela III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8 Valor total (somatório) das verbas indenizatórias discriminadas na Tabela III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9 Total dos rendimentos brutos pagos no mê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0 Contribuição Previdenciária Oficial (Plano de Seguridade Social do Servidor Público e Regime Geral de Previdência Social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1 Imposto de Renda na Fon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2 Valor deduzido da remuneração básica bruta, quando esta ultrapassa o teto constitucional, nos termos da legislação corresponden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3 Total dos Descontos efetuados no mê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4 Rendimento líquido após os descontos referidos nos itens anteriores.</text:p>
          </table:table-cell>
          <table:table-cell table:number-columns-repeated="1023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_xlnm._FilterDatabase" table:base-cell-address="$'Tabela I'.$A$1" table:expression="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2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5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8">
      <number:day/>
      <number:text>/</number:text>
      <number:month number:textual="true"/>
      <number:text>/</number:text>
      <number:year/>
    </number:date-style>
    <number:date-style style:name="N119">
      <number:day/>
      <number:text>/</number:text>
      <number:month number:textual="true"/>
    </number:date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R$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0"/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10:37:46.00616311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6T17:57:31.637000000</meta:creation-date>
    <dc:date>2022-01-20T10:38:17.891831271</dc:date>
    <meta:editing-duration>PT1M19S</meta:editing-duration>
    <meta:editing-cycles>2</meta:editing-cycles>
    <meta:generator>LibreOffice/7.2.5.2$Linux_X86_64 LibreOffice_project/20$Build-2</meta:generator>
    <meta:document-statistic meta:table-count="1" meta:cell-count="56" meta:object-count="0"/>
  </office:meta>
</office:document-meta>
</file>